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21" calcext:value-type="float">
            <text:p>4.3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4321" calcext:value-type="float">
            <text:p>5.432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formula="of:=SUM([.B3:.D4])" office:value-type="float" office:value="12.3" calcext:value-type="float">
            <text:p>12.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SUM([.D1:.D3])" office:value-type="float" office:value="6.6" calcext:value-type="float">
            <text:p>6.6</text:p>
          </table:table-cell>
          <table:table-cell table:formula="of:=SUM([.E1:.E3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09:39:40.787163571</meta:creation-date>
    <dc:date>2023-09-12T16:55:39.083287929</dc:date>
    <meta:editing-duration>PT3M44S</meta:editing-duration>
    <meta:editing-cycles>4</meta:editing-cycles>
    <meta:generator>LibreOffice/7.5.4.1$Linux_X86_64 LibreOffice_project/50$Build-1</meta:generator>
    <meta:document-statistic meta:table-count="3" meta:cell-count="28" meta:object-count="0"/>
  </office:meta>
</office:document-meta>
</file>